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6ef" officeooo:paragraph-rsid="0004b6ef"/>
    </style:style>
    <style:style style:name="P2" style:family="paragraph" style:parent-style-name="Standard">
      <style:text-properties officeooo:rsid="0004b6ef" officeooo:paragraph-rsid="0005b002"/>
    </style:style>
    <style:style style:name="P3" style:family="paragraph" style:parent-style-name="Standard">
      <style:text-properties officeooo:rsid="0005b002" officeooo:paragraph-rsid="0005b002"/>
    </style:style>
    <style:style style:name="P4" style:family="paragraph" style:parent-style-name="Standard">
      <style:text-properties style:text-underline-style="none" officeooo:rsid="0005b002" officeooo:paragraph-rsid="0005b002" style:text-overline-style="none" style:text-overline-color="font-color"/>
    </style:style>
    <style:style style:name="P5" style:family="paragraph" style:parent-style-name="Standard">
      <style:text-properties officeooo:rsid="0004b6ef" officeooo:paragraph-rsid="0004b6ef"/>
    </style:style>
    <style:style style:name="P6" style:family="paragraph" style:parent-style-name="Standard">
      <style:text-properties officeooo:rsid="0004b6ef" officeooo:paragraph-rsid="0008472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officeooo:rsid="0004b6ef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officeooo:rsid="0005b002"/>
    </style:style>
    <style:style style:name="T5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6" style:family="text">
      <style:text-properties style:text-underline-style="solid" style:text-underline-width="auto" style:text-underline-color="font-color" officeooo:rsid="0004b6ef" style:text-overline-style="dash" style:text-overline-width="bold" style:text-overline-color="font-color"/>
    </style:style>
    <style:style style:name="T7" style:family="text">
      <style:text-properties style:text-underline-style="solid" style:text-underline-width="auto" style:text-underline-color="font-color" officeooo:rsid="0005b002" style:text-overline-style="dash" style:text-overline-width="bold" style:text-overline-color="font-color"/>
    </style:style>
    <style:style style:name="T8" style:family="text">
      <style:text-properties style:text-underline-style="solid" style:text-underline-width="auto" style:text-underline-color="font-color" officeooo:rsid="0004b6ef" style:text-overline-style="dash" style:text-overline-width="auto" style:text-ov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text-overline-style="dash" style:text-overline-width="bold" style:text-overline-color="font-color"/>
    </style:style>
    <style:style style:name="T11" style:family="text">
      <style:text-properties style:text-underline-style="none" style:text-overline-style="none" style:text-overline-color="font-color"/>
    </style:style>
    <style:style style:name="T12" style:family="text">
      <style:text-properties style:text-underline-style="none" officeooo:rsid="0004b6ef" style:text-overline-style="none" style:text-overline-color="font-color"/>
    </style:style>
    <style:style style:name="T13" style:family="text">
      <style:text-properties style:text-underline-style="none" officeooo:rsid="0005b002" style:text-overline-style="none" style:text-overline-color="font-color"/>
    </style:style>
    <style:style style:name="T14" style:family="text">
      <style:text-properties style:text-underline-style="none" officeooo:rsid="0004b6ef"/>
    </style:style>
    <style:style style:name="T15" style:family="text">
      <style:text-properties style:text-underline-style="none" officeooo:rsid="0005b002"/>
    </style:style>
    <style:style style:name="T16" style:family="text">
      <style:text-properties style:text-underline-style="none" style:text-overline-style="dash" style:text-overline-width="auto" style:text-overline-color="font-color"/>
    </style:style>
    <style:style style:name="T17" style:family="text">
      <style:text-properties style:text-line-through-style="none" style:text-line-through-type="none" style:text-underline-style="none" style:text-overline-style="none" style:text-overline-color="font-color"/>
    </style:style>
    <style:style style:name="T18" style:family="text">
      <style:text-properties style:text-line-through-style="none" style:text-line-through-type="none" style:text-underline-style="none" officeooo:rsid="0004b6ef" style:text-overline-style="none" style:text-overline-color="font-color"/>
    </style:style>
    <style:style style:name="T19" style:family="text">
      <style:text-properties style:text-line-through-style="none" style:text-line-through-type="none" style:text-underline-style="solid" style:text-underline-width="auto" style:text-underline-color="font-color" officeooo:rsid="0004b6ef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Tipo (#<text:span text:style-name="T1">idTipo</text:span><text:span text:style-name="T9">, nombre </text:span><text:span text:style-name="T15">)</text:span></text:p>
      <text:p text:style-name="P1"><text:span text:style-name="T15"/></text:p>
      <text:p text:style-name="P6">categoria (#<text:span text:style-name="T1">idCategoria</text:span><text:span text:style-name="T9">, nombre</text:span><text:span text:style-name="T15">)</text:span></text:p>
      <text:p text:style-name="P6"/>
      <text:p text:style-name="P1">pokemon (#<text:span text:style-name="T1">numeroPokedek</text:span><text:span text:style-name="T9"> , nombre, <text:s/>descripcion, foto, </text:span><text:span text:style-name="T10">idCategoria</text:span><text:span text:style-name="T13">)</text:span></text:p>
      <text:p text:style-name="P1"><text:span text:style-name="T15"/></text:p>
      <text:p text:style-name="P1">habilidad (#<text:span text:style-name="T1">idHabilidad</text:span><text:span text:style-name="T9">, nombre</text:span><text:span text:style-name="T15">)</text:span></text:p>
      <text:p text:style-name="P1"/>
      <text:p text:style-name="P1">debilidad (#<text:span text:style-name="T1">idDebilidad</text:span><text:span text:style-name="T9"> , nombre</text:span><text:span text:style-name="T15">)</text:span></text:p>
      <text:p text:style-name="P1"/>
      <text:p text:style-name="P1">estadistica (#<text:span text:style-name="T5">numeroPokedek</text:span><text:span text:style-name="T11">, peso, altura, vida, velocidad, def_es, ata_es, defensa, ataque</text:span><text:span text:style-name="T13">)</text:span></text:p>
      <text:p text:style-name="P1"/>
      <text:p text:style-name="P1">tipo-pokemon (#<text:span text:style-name="T1">idTipo</text:span><text:span text:style-name="T9">, #</text:span><text:span text:style-name="T1">numeroPokedek</text:span><text:span text:style-name="T9">)</text:span></text:p>
      <text:p text:style-name="P1"><text:span text:style-name="T9"/></text:p>
      <text:p text:style-name="P3"><text:span text:style-name="T9">pokemon-habilidad (</text:span><text:span text:style-name="T14">#</text:span><text:span text:style-name="T6">numeroPokedek</text:span><text:span text:style-name="T14">, #</text:span><text:span text:style-name="T6">idHabilidad</text:span><text:span text:style-name="T11">)</text:span></text:p>
      <text:p text:style-name="P3"><text:span text:style-name="T11"/></text:p>
      <text:p text:style-name="P3"><text:span text:style-name="T11">pokemon-debilidad (</text:span><text:span text:style-name="T12">#</text:span><text:span text:style-name="T8">numeroPokedek</text:span><text:span text:style-name="T12">, #</text:span><text:span text:style-name="T8">idDebilidad</text:span><text:span text:style-name="T12">, </text:span></text:p>
      <text:p text:style-name="P1"/>
      <text:p text:style-name="P1">==============================================================</text:p>
      <text:p text:style-name="P4"><text:s/></text:p>
      <text:p text:style-name="P2"/>
      <text:p text:style-name="P2">estadistica (#<text:span text:style-name="T5">numeroPokedek</text:span><text:span text:style-name="T7">)</text:span><text:span text:style-name="T13">→ </text:span><text:span text:style-name="T11">pokemon (#</text:span><text:span text:style-name="T2">numeroPokedek</text:span><text:span text:style-name="T13">)</text:span></text:p>
      <text:p text:style-name="P1"/>
      <text:p text:style-name="P1">tipo-pokemon (#<text:span text:style-name="T1">idTipo</text:span><text:span text:style-name="T9">) → Tipo (#</text:span><text:span text:style-name="T1">idTipo</text:span><text:span text:style-name="T4">)</text:span></text:p>
      <text:p text:style-name="P1"><text:span text:style-name="T9"/></text:p>
      <text:p text:style-name="P1"><text:span text:style-name="T9">tipo-pokemon (#</text:span><text:span text:style-name="T1">numeroPokedek</text:span><text:span text:style-name="T9">)→ pokemon (#</text:span><text:span text:style-name="T1">numeroPokedek</text:span><text:span text:style-name="T9">)</text:span></text:p>
      <text:p text:style-name="P1"><text:span text:style-name="T9"/></text:p>
      <text:p text:style-name="P1"><text:span text:style-name="T9">pokemon ( </text:span><text:span text:style-name="T10">idCategoria</text:span><text:span text:style-name="T11">) → categoria (#</text:span><text:span text:style-name="T2">idCategoria</text:span><text:span text:style-name="T11">)</text:span></text:p>
      <text:p text:style-name="P1"><text:span text:style-name="T11"/></text:p>
      <text:p text:style-name="P3"><text:span text:style-name="T11">pokemon-habilidad ( </text:span><text:span text:style-name="T12">#</text:span><text:span text:style-name="T6">numeroPokedek</text:span><text:span text:style-name="T11">)→ </text:span><text:span text:style-name="T12">pokemon (#</text:span><text:span text:style-name="T3">numeroPokedek</text:span><text:span text:style-name="T11">)</text:span></text:p>
      <text:p text:style-name="P3"><text:span text:style-name="T11"/></text:p>
      <text:p text:style-name="P3"><text:span text:style-name="T11">pokemon-habilidad (</text:span><text:span text:style-name="T12">#</text:span><text:span text:style-name="T6">idHabilidad</text:span><text:span text:style-name="T11">)→ </text:span><text:span text:style-name="T12">habilidad (#</text:span><text:span text:style-name="T3">idHabilidad</text:span><text:span text:style-name="T11">)</text:span></text:p>
      <text:p text:style-name="P1"><text:span text:style-name="T9"/></text:p>
      <text:p text:style-name="P3"><text:span text:style-name="T11">pokemon-debilidad (</text:span><text:span text:style-name="T12">#</text:span><text:span text:style-name="T8">numeroPokedek</text:span><text:span text:style-name="T16">)</text:span><text:span text:style-name="T11"> → </text:span><text:span text:style-name="T12"><text:s/>pokemon (#</text:span><text:span text:style-name="T3">numeroPokedek</text:span><text:span text:style-name="T11">)</text:span></text:p>
      <text:p text:style-name="P3"><text:span text:style-name="T12"/></text:p>
      <text:p text:style-name="P3"><text:span text:style-name="T12">pokemon-debilidad (#</text:span><text:span text:style-name="T8">idDebilidad</text:span><text:span text:style-name="T16">)</text:span><text:span text:style-name="T17"> → </text:span><text:span text:style-name="T18"><text:s/>debilidad (#</text:span><text:span text:style-name="T19">idDebilidad</text:span><text:span text:style-name="T17">)</text:span></text:p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6:47:35.796000000</meta:creation-date>
    <meta:generator>LibreOffice/24.2.3.2$Windows_X86_64 LibreOffice_project/433d9c2ded56988e8a90e6b2e771ee4e6a5ab2ba</meta:generator>
    <dc:date>2024-12-11T17:24:10.594000000</dc:date>
    <meta:editing-duration>PT12M8S</meta:editing-duration>
    <meta:editing-cycles>2</meta:editing-cycles>
    <meta:print-date>2024-12-11T17:11:19.860000000</meta:print-date>
    <meta:printed-by>Archivos PDF</meta:printed-by>
    <meta:document-statistic meta:table-count="0" meta:image-count="0" meta:object-count="0" meta:page-count="1" meta:paragraph-count="19" meta:word-count="79" meta:character-count="914" meta:non-whitespace-character-count="848"/>
  </office:meta>
</office:document-meta>
</file>